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 - в контексте "Wordpress Разработка Тем"</text:p>
      <text:p text:style-name="Standard">ChatGPT</text:p>
      <text:p text:style-name="P1">ChatGPT</text:p>
      <text:p text:style-name="Text_20_body">Конечно, вот полноценный список тем для изучения в контексте разработки тем для WordPress:</text:p>
      <text:list xml:id="list3948576675594598500" text:style-name="L1">
        <text:list-item>
          <text:p text:style-name="P2"><text:span text:style-name="Strong_20_Emphasis">Основы веб-разработки</text:span>:</text:p>
          <text:list>
            <text:list-item>
              <text:p text:style-name="P3">HTML: Основы разметки веб-страниц.</text:p>
            </text:list-item>
            <text:list-item>
              <text:p text:style-name="P3">CSS: Стилизация элементов на веб-странице.</text:p>
            </text:list-item>
            <text:list-item>
              <text:p text:style-name="P3">JavaScript: Основы интерактивности и динамического поведения на веб-сайте.</text:p>
            </text:list-item>
          </text:list>
        </text:list-item>
        <text:list-item>
          <text:p text:style-name="P2"><text:span text:style-name="Strong_20_Emphasis">Основы PHP</text:span>:</text:p>
          <text:list>
            <text:list-item>
              <text:p text:style-name="P3">Переменные, условия, циклы.</text:p>
            </text:list-item>
            <text:list-item>
              <text:p text:style-name="P3">Функции и массивы.</text:p>
            </text:list-item>
            <text:list-item>
              <text:p text:style-name="P3">Работа с формами и файлами.</text:p>
            </text:list-item>
          </text:list>
        </text:list-item>
        <text:list-item>
          <text:p text:style-name="P2"><text:span text:style-name="Strong_20_Emphasis">Основы WordPress</text:span>:</text:p>
          <text:list>
            <text:list-item>
              <text:p text:style-name="P3">Установка и настройка WordPress.</text:p>
            </text:list-item>
            <text:list-item>
              <text:p text:style-name="P3">Административная панель WordPress: управление контентом, настройки и темами.</text:p>
            </text:list-item>
          </text:list>
        </text:list-item>
        <text:list-item>
          <text:p text:style-name="P2"><text:span text:style-name="Strong_20_Emphasis">Структура и архитектура темы WordPress</text:span>:</text:p>
          <text:list>
            <text:list-item>
              <text:p text:style-name="P3">Структура файлов и папок темы.</text:p>
            </text:list-item>
            <text:list-item>
              <text:p text:style-name="P3">Создание базового шаблона темы.</text:p>
            </text:list-item>
            <text:list-item>
              <text:p text:style-name="P3">Использование шаблонных тегов и функций WordPress.</text:p>
            </text:list-item>
          </text:list>
        </text:list-item>
        <text:list-item>
          <text:p text:style-name="P2"><text:span text:style-name="Strong_20_Emphasis">Шаблонизация и разметка</text:span>:</text:p>
          <text:list>
            <text:list-item>
              <text:p text:style-name="P3">Создание кастомных шаблонов страниц.</text:p>
            </text:list-item>
            <text:list-item>
              <text:p text:style-name="P3">Использование шаблонных тегов и функций для динамического контента.</text:p>
            </text:list-item>
          </text:list>
        </text:list-item>
        <text:list-item>
          <text:p text:style-name="P2"><text:span text:style-name="Strong_20_Emphasis">Стилизация и дизайн</text:span>:</text:p>
          <text:list>
            <text:list-item>
              <text:p text:style-name="P3">Создание кастомных стилей для элементов темы.</text:p>
            </text:list-item>
            <text:list-item>
              <text:p text:style-name="P3">Адаптивный дизайн и медиазапросы.</text:p>
            </text:list-item>
            <text:list-item>
              <text:p text:style-name="P3">Использование CSS-препроцессоров (например, Sass или LESS).</text:p>
            </text:list-item>
          </text:list>
        </text:list-item>
        <text:list-item>
          <text:p text:style-name="P2"><text:span text:style-name="Strong_20_Emphasis">Функциональность и дополнительные возможности</text:span>:</text:p>
          <text:list>
            <text:list-item>
              <text:p text:style-name="P3">Создание пользовательских типов записей и таксономий.</text:p>
            </text:list-item>
            <text:list-item>
              <text:p text:style-name="P3">Добавление кастомных полей для расширения функциональности.</text:p>
            </text:list-item>
            <text:list-item>
              <text:p text:style-name="P3">Интеграция сторонних библиотек и плагинов.</text:p>
            </text:list-item>
          </text:list>
        </text:list-item>
        <text:list-item>
          <text:p text:style-name="P2"><text:span text:style-name="Strong_20_Emphasis">Оптимизация и безопасность</text:span>:</text:p>
          <text:list>
            <text:list-item>
              <text:p text:style-name="P3">Оптимизация скорости загрузки темы.</text:p>
            </text:list-item>
            <text:list-item>
              <text:p text:style-name="P3">Обеспечение безопасности темы: защита от уязвимостей и атак.</text:p>
            </text:list-item>
          </text:list>
        </text:list-item>
        <text:list-item>
          <text:p text:style-name="P2"><text:span text:style-name="Strong_20_Emphasis">Управление контентом</text:span>:</text:p>
          <text:list>
            <text:list-item>
              <text:p text:style-name="P3">Создание и настройка пользовательских меню.</text:p>
            </text:list-item>
            <text:list-item>
              <text:p text:style-name="P3">Использование виджетов для добавления дополнительного контента.</text:p>
            </text:list-item>
          </text:list>
        </text:list-item>
        <text:list-item>
          <text:p text:style-name="P2"><text:span text:style-name="Strong_20_Emphasis">Локализация и мультиязычность</text:span>:</text:p>
          <text:list>
            <text:list-item>
              <text:p text:style-name="P3">Адаптация темы для поддержки различных языков и региональных настроек.</text:p>
            </text:list-item>
          </text:list>
        </text:list-item>
        <text:list-item>
          <text:p text:style-name="P2"><text:span text:style-name="Strong_20_Emphasis">Тестирование и отладка</text:span>:</text:p>
          <text:list>
            <text:list-item>
              <text:p text:style-name="P3">Отладка PHP-кода темы.</text:p>
            </text:list-item>
            <text:list-item>
              <text:p text:style-name="P2">Тестирование темы на различных устройствах и браузерах.</text:p>
            </text:list-item>
          </text:list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2:22:24.17</dc:date>
    <meta:document-statistic meta:table-count="0" meta:image-count="0" meta:object-count="0" meta:page-count="2" meta:paragraph-count="41" meta:word-count="245" meta:character-count="1736"/>
    <dc:creator>Dima Wide</dc:creator>
    <meta:user-defined meta:name="Info 1"/>
    <meta:user-defined meta:name="Info 2"/>
    <meta:user-defined meta:name="Info 3"/>
    <meta:user-defined meta:name="Info 4"/>
  </office:meta>
</office:document-meta>
</file>